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style:writing-mode="page"/>
    </style:style>
    <style:style style:name="P1" style:family="paragraph" style:parent-style-name="Standard">
      <style:text-properties officeooo:rsid="00081a9a" officeooo:paragraph-rsid="00081a9a"/>
    </style:style>
    <style:style style:name="P2" style:family="paragraph" style:parent-style-name="Standard">
      <style:text-properties officeooo:rsid="00081a9a" officeooo:paragraph-rsid="0008feab"/>
    </style:style>
    <style:style style:name="P3" style:family="paragraph" style:parent-style-name="Standard">
      <style:text-properties officeooo:rsid="00081a9a" officeooo:paragraph-rsid="0033f71b"/>
    </style:style>
    <style:style style:name="P4" style:family="paragraph" style:parent-style-name="Standard">
      <style:text-properties officeooo:rsid="000bc509" officeooo:paragraph-rsid="000bc509"/>
    </style:style>
    <style:style style:name="P5" style:family="paragraph" style:parent-style-name="Standard">
      <style:text-properties officeooo:rsid="000cbe5b" officeooo:paragraph-rsid="000cbe5b"/>
    </style:style>
    <style:style style:name="P6" style:family="paragraph" style:parent-style-name="Standard">
      <style:text-properties officeooo:rsid="00155ec3" officeooo:paragraph-rsid="00155ec3"/>
    </style:style>
    <style:style style:name="P7" style:family="paragraph" style:parent-style-name="Standard">
      <style:text-properties officeooo:rsid="0019724b" officeooo:paragraph-rsid="0019724b"/>
    </style:style>
    <style:style style:name="P8" style:family="paragraph" style:parent-style-name="Standard">
      <style:text-properties officeooo:rsid="001b8607" officeooo:paragraph-rsid="001b8607"/>
    </style:style>
    <style:style style:name="P9" style:family="paragraph" style:parent-style-name="Standard">
      <style:text-properties officeooo:rsid="001b8607" officeooo:paragraph-rsid="0026bd8b"/>
    </style:style>
    <style:style style:name="P10" style:family="paragraph" style:parent-style-name="Standard">
      <style:text-properties officeooo:rsid="001b8607" officeooo:paragraph-rsid="003bf863"/>
    </style:style>
    <style:style style:name="P11" style:family="paragraph" style:parent-style-name="Standard">
      <style:text-properties officeooo:rsid="001f05b8" officeooo:paragraph-rsid="001f05b8"/>
    </style:style>
    <style:style style:name="P12" style:family="paragraph" style:parent-style-name="Standard">
      <style:text-properties officeooo:rsid="0024392e" officeooo:paragraph-rsid="0024392e"/>
    </style:style>
    <style:style style:name="P13" style:family="paragraph" style:parent-style-name="Standard">
      <style:text-properties officeooo:rsid="002843ec" officeooo:paragraph-rsid="002843ec"/>
    </style:style>
    <style:style style:name="P14" style:family="paragraph" style:parent-style-name="Standard">
      <style:text-properties officeooo:rsid="0029c7b1" officeooo:paragraph-rsid="0029c7b1"/>
    </style:style>
    <style:style style:name="P15" style:family="paragraph" style:parent-style-name="Table_20_Contents">
      <style:text-properties officeooo:rsid="001109e0" officeooo:paragraph-rsid="001109e0"/>
    </style:style>
    <style:style style:name="P16" style:family="paragraph" style:parent-style-name="Table_20_Contents">
      <style:text-properties officeooo:rsid="00129ea8" officeooo:paragraph-rsid="00129ea8"/>
    </style:style>
    <style:style style:name="P17" style:family="paragraph" style:parent-style-name="Standard">
      <style:text-properties officeooo:rsid="002e0d84" officeooo:paragraph-rsid="002e0d84"/>
    </style:style>
    <style:style style:name="P18" style:family="paragraph" style:parent-style-name="Standard">
      <style:text-properties officeooo:rsid="0029f90b" officeooo:paragraph-rsid="0040dbfe"/>
    </style:style>
    <style:style style:name="P19" style:family="paragraph" style:parent-style-name="Standard">
      <style:text-properties officeooo:rsid="0029f90b" officeooo:paragraph-rsid="0042becb"/>
    </style:style>
    <style:style style:name="P20" style:family="paragraph" style:parent-style-name="Standard">
      <style:text-properties officeooo:rsid="0040dbfe" officeooo:paragraph-rsid="0042becb"/>
    </style:style>
    <style:style style:name="T1" style:family="text">
      <style:text-properties officeooo:rsid="0008feab"/>
    </style:style>
    <style:style style:name="T2" style:family="text">
      <style:text-properties officeooo:rsid="000e52d0"/>
    </style:style>
    <style:style style:name="T3" style:family="text">
      <style:text-properties officeooo:rsid="001c07d8"/>
    </style:style>
    <style:style style:name="T4" style:family="text">
      <style:text-properties officeooo:rsid="001d8f15"/>
    </style:style>
    <style:style style:name="T5" style:family="text">
      <style:text-properties officeooo:rsid="001f05b8"/>
    </style:style>
    <style:style style:name="T6" style:family="text">
      <style:text-properties officeooo:rsid="00217803"/>
    </style:style>
    <style:style style:name="T7" style:family="text">
      <style:text-properties officeooo:rsid="00219b8b"/>
    </style:style>
    <style:style style:name="T8" style:family="text">
      <style:text-properties officeooo:rsid="00227582"/>
    </style:style>
    <style:style style:name="T9" style:family="text">
      <style:text-properties officeooo:rsid="00227fe1"/>
    </style:style>
    <style:style style:name="T10" style:family="text">
      <style:text-properties officeooo:rsid="0026bd8b"/>
    </style:style>
    <style:style style:name="T11" style:family="text">
      <style:text-properties officeooo:rsid="00275b4a"/>
    </style:style>
    <style:style style:name="T12" style:family="text">
      <style:text-properties officeooo:rsid="0027cca8"/>
    </style:style>
    <style:style style:name="T13" style:family="text">
      <style:text-properties officeooo:rsid="002ff54c"/>
    </style:style>
    <style:style style:name="T14" style:family="text">
      <style:text-properties officeooo:rsid="0033f71b"/>
    </style:style>
    <style:style style:name="T15" style:family="text">
      <style:text-properties officeooo:rsid="0035eb4f"/>
    </style:style>
    <style:style style:name="T16" style:family="text">
      <style:text-properties officeooo:rsid="00362e02"/>
    </style:style>
    <style:style style:name="T17" style:family="text">
      <style:text-properties officeooo:rsid="003bf863"/>
    </style:style>
    <style:style style:name="T18" style:family="text">
      <style:text-properties officeooo:rsid="0044dc54"/>
    </style:style>
    <style:style style:name="T19" style:family="text">
      <style:text-properties officeooo:rsid="0044f076"/>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izot Marius <text:span text:style-name="T18">(Mon binôme Nathan Vasset devait faire ce travail mais je ne peux pas le joindre et il ne me donne pas de nouvelles <text:s/>, je ne peux ,avec le temps </text:span><text:span text:style-name="T19">dont je dispose , que faire cela) </text:span><text:span text:style-name="T18"><text:s/></text:span></text:p>
      <text:p text:style-name="P2">Rapport Statistique</text:p>
      <text:p text:style-name="P2"/>
      <text:p text:style-name="P3"><text:span text:style-name="T1">1) </text:span><text:span text:style-name="T14">Requete SQL :</text:span></text:p>
      <text:p text:style-name="P3">select count(*), name, sex,age <text:s/>from import_athletes <text:s/>group by name, sex,age order by count(*) desc ;</text:p>
      <text:p text:style-name="P1"/>
      <text:p text:style-name="P1"><text:s text:c="2"/>Henry John Finchett <text:s text:c="88"/></text:p>
      <text:p text:style-name="P1"><text:s text:c="2"/>Ali Zaky Attia <text:s text:c="90"/></text:p>
      <text:p text:style-name="P1"><text:s text:c="2"/>Ahmed Khalil Ahmed El-Giddawi <text:s text:c="85"/></text:p>
      <text:p text:style-name="P1"><text:s text:c="2"/>Mincho Stanchev Todorov <text:s text:c="83"/></text:p>
      <text:p text:style-name="P1"><text:s text:c="2"/>Ioannis Theofilakis <text:s text:c="87"/></text:p>
      <text:p text:style-name="P1"><text:s text:c="2"/>Willis Augustus Lee, Jr. <text:s text:c="86"/></text:p>
      <text:p text:style-name="P1"><text:s text:c="2"/>Samuel Stanley Humphreys <text:s text:c="81"/></text:p>
      <text:p text:style-name="P1"><text:s text:c="2"/>Ricardo Ticchi <text:s text:c="96"/></text:p>
      <text:p text:style-name="P1"><text:s text:c="2"/>Lloyd Spencer Spooner <text:s text:c="87"/></text:p>
      <text:p text:style-name="P1"><text:s text:c="2"/>Lars Jrgen Madsen <text:s text:c="93"/></text:p>
      <text:p text:style-name="P1"><text:s text:c="2"/>Karl Magnus Wegelius <text:s text:c="85"/></text:p>
      <text:p text:style-name="P1"><text:s text:c="2"/>Paul Van Asbroeck <text:s text:c="86"/></text:p>
      <text:p text:style-name="P1"><text:s text:c="2"/>Olaf Sletten <text:s text:c="97"/></text:p>
      <text:p text:style-name="P1"><text:s text:c="2"/>Mohamed Bin Abid <text:s text:c="91"/></text:p>
      <text:p text:style-name="P1"><text:s text:c="2"/>Alexandros Theofilakis <text:s text:c="86"/></text:p>
      <text:p text:style-name="P1"><text:s text:c="2"/>Lon douard Johnson <text:s text:c="93"/></text:p>
      <text:p text:style-name="P1"><text:s text:c="2"/>Nicolas Achille Paroche <text:s text:c="85"/></text:p>
      <text:p text:style-name="P1"><text:s text:c="2"/>Max Carl Herman Wandrer <text:s text:c="87"/></text:p>
      <text:p text:style-name="P1"><text:s text:c="2"/>Jacques Palzer <text:s text:c="94"/></text:p>
      <text:p text:style-name="P1"><text:s text:c="2"/>Josip "Joe" Primoi <text:s/></text:p>
      <text:p text:style-name="P17"/>
      <text:p text:style-name="P17">Les 20 athlètes comptant le plus de participations aux JO <text:span text:style-name="T13">sont pour la plupart des hommes </text:span></text:p>
      <text:p text:style-name="P17"/>
      <text:p text:style-name="P4">2) <text:s/><text:span text:style-name="T2">Année=1992, ville= Barcelone </text:span></text:p>
      <text:p text:style-name="P5">a)<text:span text:style-name="T2"> </text:span><text:span text:style-name="T15">Requete SQL : </text:span></text:p>
      <text:p text:style-name="P5">select min(age),max(age),count(*),avg(age) from import_athletes where city='Barcelona' and year=1992 ;</text:p>
      <table:table table:name="Tableau1" table:style-name="Tableau1">
        <table:table-column table:style-name="Tableau1.A" table:number-columns-repeated="5"/>
        <table:table-row>
          <table:table-cell table:style-name="Tableau1.A1" office:value-type="string">
            <text:p text:style-name="P15">Pays</text:p>
          </table:table-cell>
          <table:table-cell table:style-name="Tableau1.A1" office:value-type="string">
            <text:p text:style-name="P15">Moyenne d’âge</text:p>
          </table:table-cell>
          <table:table-cell table:style-name="Tableau1.A1" office:value-type="string">
            <text:p text:style-name="P15">Nb sportif </text:p>
          </table:table-cell>
          <table:table-cell table:style-name="Tableau1.A1" office:value-type="string">
            <text:p text:style-name="P15">Min âge</text:p>
          </table:table-cell>
          <table:table-cell table:style-name="Tableau1.A1" office:value-type="string">
            <text:p text:style-name="P15">Max âge</text:p>
          </table:table-cell>
        </table:table-row>
        <table:table-row>
          <table:table-cell table:style-name="Tableau1.A1" office:value-type="string">
            <text:p text:style-name="P16">Espagne</text:p>
          </table:table-cell>
          <table:table-cell table:style-name="Tableau1.A1" office:value-type="string">
            <text:p text:style-name="Table_20_Contents">24.39</text:p>
          </table:table-cell>
          <table:table-cell table:style-name="Tableau1.A1" office:value-type="string">
            <text:p text:style-name="Table_20_Contents">12977</text:p>
          </table:table-cell>
          <table:table-cell table:style-name="Tableau1.A1" office:value-type="string">
            <text:p text:style-name="P16">11</text:p>
          </table:table-cell>
          <table:table-cell table:style-name="Tableau1.A1" office:value-type="string">
            <text:p text:style-name="P16">62</text:p>
          </table:table-cell>
        </table:table-row>
      </table:table>
      <text:p text:style-name="P5"/>
      <text:p text:style-name="P6">b)<text:span text:style-name="T16">Requete SQL :</text:span>select avg(age) from import_athletes where city='Barcelona' and year=1992 and medal='Bronze' or medal='Silver' or medal='Gold' ;<text:span text:style-name="T3">(pour les médaillés)</text:span></text:p>
      <text:p text:style-name="P6"/>
      <text:p text:style-name="P6"/>
      <text:p text:style-name="P6"><draw:frame draw:style-name="fr2" draw:name="Objet1" text:anchor-type="char" svg:x="1.591cm" svg:y="0.196cm" svg:width="15.998cm" svg:height="8.999cm" draw:z-index="0"><draw:object xlink:href="./Object 1" xlink:type="simple" xlink:show="embed" xlink:actuate="onLoad"/><draw:image xlink:href="./ObjectReplacements/Object 1" xlink:type="simple" xlink:show="embed" xlink:actuate="onLoad"/></draw:frame><text:soft-page-break/></text:p>
      <text:p text:style-name="P6"/>
      <text:p text:style-name="P7">L’age moyen des médaillé est de 25,72 comparé a celui de tous les participants(tout sexe confondus) qui est de 24,39 . Ces moyennes sont sensiblement égales ce qui est cohérent étant donné que la majorité des participants et des médaillés ne sont ni très jeunes ni très vieux donc les moyennes ne sont pas très influencé par les valeurs extrêmes . </text:p>
      <text:p text:style-name="P7"/>
      <text:p text:style-name="P10">c)<text:span text:style-name="T17">Requete SQL : </text:span></text:p>
      <text:p text:style-name="P10"><text:s/>select avg(weight) from import_athletes where city='Barcelona' and year=1992 <text:span text:style-name="T6">and sex=’F’</text:span> ;<text:span text:style-name="T4">(pour tout</text:span><text:span text:style-name="T7">e</text:span><text:span text:style-name="T4">s les participant</text:span><text:span text:style-name="T7">e</text:span><text:span text:style-name="T4">s) , </text:span><text:span text:style-name="T5">moyenne de </text:span><text:span text:style-name="T7">59,64</text:span><text:span text:style-name="T5"> kilos</text:span></text:p>
      <text:p text:style-name="P8"/>
      <text:p text:style-name="P8">select avg(weight) from import_athletes where city='Barcelona' and year=1992 and medal='Bronze' or medal='Silver' or medal='Gold' ;<text:span text:style-name="T8">(pour toutes les médaillés) , </text:span><text:span text:style-name="T9">moyenne de 73,89 kilos</text:span></text:p>
      <text:p text:style-name="P8"/>
      <text:p text:style-name="P8"/>
      <text:p text:style-name="P8"><draw:frame draw:style-name="fr1" draw:name="Objet2" text:anchor-type="char" svg:width="15.998cm" svg:height="8.999cm" draw:z-index="1"><draw:object xlink:href="./Object 2" xlink:type="simple" xlink:show="embed" xlink:actuate="onLoad"/><draw:image xlink:href="./ObjectReplacements/Object 2" xlink:type="simple" xlink:show="embed" xlink:actuate="onLoad"/></draw:frame></text:p>
      <text:p text:style-name="P8"><text:soft-page-break/></text:p>
      <text:p text:style-name="P12">On peut remarquer que ces deux moyennes ont un peu moins de 20 kilos d’écarts ce qui montre que <text:s/>les femmes médaillées sont plus lourdes en générale que les non médaillées .</text:p>
      <text:p text:style-name="P12"/>
      <text:p text:style-name="P12">------------------------------------------------------------------------------------------------------------------------</text:p>
      <text:p text:style-name="P9"><text:span text:style-name="T4">select avg(weight) from import_athletes where city='Barcelona' and year=1992 and sex='M' ;(pour touts les participants) , </text:span><text:span text:style-name="T5">moyenne de </text:span><text:span text:style-name="T10">76,23 kilos</text:span></text:p>
      <text:p text:style-name="P8"/>
      <text:p text:style-name="P8">select avg(weight) from import_athletes where city='Barcelona' and year=1992 and sex='M' and medal='Bronze' or medal='Silver' or medal='Gold' ;<text:span text:style-name="T11">(pour touts les médailés), </text:span><text:span text:style-name="T12">moyenne de 74 kilos</text:span></text:p>
      <text:p text:style-name="P8"/>
      <text:p text:style-name="P8"/>
      <text:p text:style-name="P8"/>
      <text:p text:style-name="P8"><draw:frame draw:style-name="fr1" draw:name="Objet3" text:anchor-type="char" svg:width="15.998cm" svg:height="8.999cm" draw:z-index="2"><draw:object xlink:href="./Object 3" xlink:type="simple" xlink:show="embed" xlink:actuate="onLoad"/><draw:image xlink:href="./ObjectReplacements/Object 3" xlink:type="simple" xlink:show="embed" xlink:actuate="onLoad"/></draw:frame></text:p>
      <text:p text:style-name="P8"/>
      <text:p text:style-name="P13">Contrairement aux femmes les moyennes ici pour les hommes ne sont pas très éloignés ce qui veut probablement dire qu’il n’y pas beaucoup de médaillés poids lourds chez les hommes . En revanche la moyenne de touts les participants chez les hommes est plus importante que la moyenne de toutes les participantes ce qui est normal étant donné que les hommes sont naturellement plus lourd que les femmes . </text:p>
      <text:p text:style-name="P13"/>
      <text:p text:style-name="P14">3)</text:p>
      <text:p text:style-name="P18">a)</text:p>
      <text:p text:style-name="P20">Requete SQL :</text:p>
      <text:p text:style-name="P19"><text:s/>select distinct(year),noc,count(medal) from import_athletes where year between 1992 and 2016 group by noc,year order by year asc, count(medal) desc ;</text:p>
      <text:p text:style-name="P8"/>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17T15:37:09.204324539</meta:creation-date>
    <dc:date>2023-05-20T15:45:34.687000000</dc:date>
    <meta:editing-duration>PT3H59M5S</meta:editing-duration>
    <meta:editing-cycles>58</meta:editing-cycles>
    <meta:generator>LibreOffice/7.3.7.2$Windows_X86_64 LibreOffice_project/e114eadc50a9ff8d8c8a0567d6da8f454beeb84f</meta:generator>
    <meta:document-statistic meta:table-count="1" meta:image-count="0" meta:object-count="3" meta:page-count="3" meta:paragraph-count="52" meta:word-count="460" meta:character-count="4814" meta:non-whitespace-character-count="2649"/>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0" chart:maximum="30" chart:interval-major="5" chart:interval-minor-divisor="1"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327cm" svg:y="2.962cm" style:legend-expansion="custom" svg:width="2.424cm" svg:height="4.263cm" style:legend-expansion-aspect-ratio="0.568613652357495" chart:style-name="ch2"/>
        <chart:plot-area chart:style-name="ch3" chart:data-source-has-labels="both" svg:x="0.368cm" svg:y="0.275cm" svg:width="13.08cm" svg:height="8.189cm">
          <chart:coordinate-region svg:x="1cm" svg:y="0.477cm" svg:width="12.448cm" svg:height="7.785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tyle-name="ch8"/>
          </chart:series>
          <chart:series chart:style-name="ch9" chart:values-cell-range-address="local-table.$D$2:.$D$2" chart:label-cell-address="local-table.$D$1" chart:class="chart:bar">
            <chart:data-point chart:style-name="ch8"/>
          </chart:series>
          <chart:wall chart:style-name="ch10"/>
          <chart:floor chart:style-name="ch11"/>
        </chart:plot-area>
        <table:table table:name="local-table">
          <table:table-header-columns>
            <table:table-column/>
          </table:table-header-columns>
          <table:table-columns>
            <table:table-column/>
            <table:table-column table:visibility="collapse"/>
            <table:table-column/>
          </table:table-columns>
          <table:table-header-rows>
            <table:table-row>
              <table:table-cell>
                <text:p/>
              </table:table-cell>
              <table:table-cell office:value-type="string">
                <text:p>Moyenne d'âge de tous les participants </text:p>
              </table:table-cell>
              <table:table-cell office:value-type="string">
                <text:p/>
              </table:table-cell>
              <table:table-cell office:value-type="string">
                <text:p>Moyenne d'âge des médaillés</text:p>
              </table:table-cell>
            </table:table-row>
          </table:table-header-rows>
          <table:table-rows>
            <table:table-row>
              <table:table-cell office:value-type="string">
                <text:p/>
              </table:table-cell>
              <table:table-cell office:value-type="float" office:value="24.39">
                <text:p>24.39</text:p>
              </table:table-cell>
              <table:table-cell office:value-type="float" office:value="NaN">
                <text:p>NaN</text:p>
              </table:table-cell>
              <table:table-cell office:value-type="float" office:value="25.72">
                <text:p>25.72</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7.2$Windows_X86_64 LibreOffice_project/e114eadc50a9ff8d8c8a0567d6da8f454beeb84f</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0.586cm" svg:y="3.743cm" style:legend-expansion="high" chart:style-name="ch2"/>
        <chart:plot-area chart:style-name="ch3" chart:data-source-has-labels="both" svg:x="0.319cm" svg:y="0.179cm" svg:width="9.948cm" svg:height="8.641cm">
          <chart:coordinate-region svg:x="0.951cm" svg:y="0.381cm" svg:width="9.316cm" svg:height="8.237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D$2:.$D$2" chart:label-cell-address="local-table.$D$1" chart:class="chart:bar">
            <chart:data-point/>
          </chart:series>
          <chart:wall chart:style-name="ch9"/>
          <chart:floor chart:style-name="ch10"/>
        </chart:plot-area>
        <table:table table:name="local-table">
          <table:table-header-columns>
            <table:table-column/>
          </table:table-header-columns>
          <table:table-columns>
            <table:table-column/>
            <table:table-column table:visibility="collapse"/>
            <table:table-column/>
          </table:table-columns>
          <table:table-header-rows>
            <table:table-row>
              <table:table-cell>
                <text:p/>
              </table:table-cell>
              <table:table-cell office:value-type="string">
                <text:p>Poids moyen de toutes les participantes </text:p>
              </table:table-cell>
              <table:table-cell office:value-type="string">
                <text:p/>
              </table:table-cell>
              <table:table-cell office:value-type="string">
                <text:p>¨Poids moyen des médaillées</text:p>
              </table:table-cell>
            </table:table-row>
          </table:table-header-rows>
          <table:table-rows>
            <table:table-row>
              <table:table-cell office:value-type="string">
                <text:p/>
              </table:table-cell>
              <table:table-cell office:value-type="float" office:value="59.64">
                <text:p>59.64</text:p>
              </table:table-cell>
              <table:table-cell office:value-type="float" office:value="NaN">
                <text:p>NaN</text:p>
              </table:table-cell>
              <table:table-cell office:value-type="float" office:value="73.89">
                <text:p>73.89</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7.2$Windows_X86_64 LibreOffice_project/e114eadc50a9ff8d8c8a0567d6da8f454beeb84f</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0" chart:maximum="80" chart:interval-major="1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0.607cm" svg:y="3.743cm" style:legend-expansion="high" chart:style-name="ch2"/>
        <chart:plot-area chart:style-name="ch3" chart:data-source-has-labels="both" svg:x="0.319cm" svg:y="0.179cm" svg:width="9.969cm" svg:height="8.641cm">
          <chart:coordinate-region svg:x="0.951cm" svg:y="0.381cm" svg:width="9.337cm" svg:height="8.237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D$2:.$D$2" chart:label-cell-address="local-table.$D$1" chart:class="chart:bar">
            <chart:data-point/>
          </chart:series>
          <chart:wall chart:style-name="ch9"/>
          <chart:floor chart:style-name="ch10"/>
        </chart:plot-area>
        <table:table table:name="local-table">
          <table:table-header-columns>
            <table:table-column/>
          </table:table-header-columns>
          <table:table-columns>
            <table:table-column/>
            <table:table-column table:visibility="collapse"/>
            <table:table-column/>
          </table:table-columns>
          <table:table-header-rows>
            <table:table-row>
              <table:table-cell>
                <text:p/>
              </table:table-cell>
              <table:table-cell office:value-type="string">
                <text:p>Poids moyen de tous les participants </text:p>
              </table:table-cell>
              <table:table-cell office:value-type="string">
                <text:p/>
              </table:table-cell>
              <table:table-cell office:value-type="string">
                <text:p>Poids moyen des médaillés</text:p>
              </table:table-cell>
            </table:table-row>
          </table:table-header-rows>
          <table:table-rows>
            <table:table-row>
              <table:table-cell office:value-type="string">
                <text:p/>
              </table:table-cell>
              <table:table-cell office:value-type="float" office:value="76.23">
                <text:p>76.23</text:p>
              </table:table-cell>
              <table:table-cell office:value-type="float" office:value="NaN">
                <text:p>NaN</text:p>
              </table:table-cell>
              <table:table-cell office:value-type="float" office:value="74">
                <text:p>74</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7.2$Windows_X86_64 LibreOffice_project/e114eadc50a9ff8d8c8a0567d6da8f454beeb84f</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